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3"/>
    <style:style style:name="ce2" style:family="table-cell" style:parent-style-name="Default" style:data-style-name="N106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1.058cm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16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IBER</text:p>
          </table:table-cell>
          <table:table-cell table:number-columns-repeated="3"/>
          <table:table-cell table:style-name="Default"/>
          <table:table-cell office:value-type="string" calcext:value-type="string">
            <text:p>CARMINE</text:p>
          </table:table-cell>
          <table:table-cell table:number-columns-repeated="4"/>
          <table:table-cell office:value-type="string" calcext:value-type="string">
            <text:p>YU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rsa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attica</text:p>
          </table:table-cell>
          <table:table-cell table:style-name="ce2" office:value-type="string" calcext:value-type="string">
            <text:p>TOT</text:p>
          </table:table-cell>
          <table:table-cell/>
          <table:table-cell office:value-type="string" calcext:value-type="string">
            <text:p>Corsa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attica</text:p>
          </table:table-cell>
          <table:table-cell table:style-name="ce2" office:value-type="string" calcext:value-type="string">
            <text:p>TOT</text:p>
          </table:table-cell>
          <table:table-cell/>
          <table:table-cell office:value-type="string" calcext:value-type="string">
            <text:p>Corsa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attica</text:p>
          </table:table-cell>
          <table:table-cell table:style-name="ce2" office:value-type="string" calcext:value-type="string">
            <text:p>T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u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formula="of:=SUM([.B5:.D5])/3" office:value-type="float" office:value="75" calcext:value-type="float">
            <text:p>75</text:p>
          </table:table-cell>
          <table:table-cell office:value-type="string" calcext:value-type="string">
            <text:p>Yu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style-name="ce3" table:formula="of:=SUM([.G5:.I5])/3" office:value-type="float" office:value="75" calcext:value-type="float">
            <text:p>75</text:p>
          </table:table-cell>
          <table:table-cell office:value-type="string" calcext:value-type="string">
            <text:p>Yu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style-name="ce3" table:formula="of:=SUM([.L5:.N5])/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formula="of:=SUM([.B6:.D6])/3" office:value-type="float" office:value="76" calcext:value-type="float">
            <text:p>76</text:p>
          </table:table-cell>
          <table:table-cell office:value-type="string" calcext:value-type="string">
            <text:p>Liber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style-name="ce3" table:formula="of:=SUM([.G6:.I6])/3" office:value-type="float" office:value="79.6666666666667" calcext:value-type="float">
            <text:p>80</text:p>
          </table:table-cell>
          <table:table-cell office:value-type="string" calcext:value-type="string">
            <text:p>Liber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style-name="ce3" table:formula="of:=SUM([.L6:.N6])/3" office:value-type="float" office:value="76.666666666666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o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B7:.D7])/3" office:value-type="float" office:value="48.3333333333333" calcext:value-type="float">
            <text:p>48</text:p>
          </table:table-cell>
          <table:table-cell office:value-type="string" calcext:value-type="string">
            <text:p>Gio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3" table:formula="of:=SUM([.G7:.I7])/3" office:value-type="float" office:value="38.3333333333333" calcext:value-type="float">
            <text:p>38</text:p>
          </table:table-cell>
          <table:table-cell office:value-type="string" calcext:value-type="string">
            <text:p>Gio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ce3" table:formula="of:=SUM([.L7:.N7])/3" office:value-type="float" office:value="46.666666666666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ki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SUM([.B8:.D8])/3" office:value-type="float" office:value="71.6666666666667" calcext:value-type="float">
            <text:p>72</text:p>
          </table:table-cell>
          <table:table-cell office:value-type="string" calcext:value-type="string">
            <text:p>Miki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style-name="ce3" table:formula="of:=SUM([.G8:.I8])/3" office:value-type="float" office:value="69.3333333333333" calcext:value-type="float">
            <text:p>69</text:p>
          </table:table-cell>
          <table:table-cell office:value-type="string" calcext:value-type="string">
            <text:p>Miki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style-name="ce3" table:formula="of:=SUM([.L8:.N8])/3" office:value-type="float" office:value="69.3333333333333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olo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B9:.D9])/3" office:value-type="float" office:value="70" calcext:value-type="float">
            <text:p>70</text:p>
          </table:table-cell>
          <table:table-cell office:value-type="string" calcext:value-type="string">
            <text:p>Paolo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3" table:formula="of:=SUM([.G9:.I9])/3" office:value-type="float" office:value="76" calcext:value-type="float">
            <text:p>76</text:p>
          </table:table-cell>
          <table:table-cell office:value-type="string" calcext:value-type="string">
            <text:p>Paolo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style-name="ce3" table:formula="of:=SUM([.L9:.N9])/3" office:value-type="float" office:value="69.3333333333333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ffa 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SUM([.B10:.D10])/3" office:value-type="float" office:value="56.6666666666667" calcext:value-type="float">
            <text:p>57</text:p>
          </table:table-cell>
          <table:table-cell office:value-type="string" calcext:value-type="string">
            <text:p>Teffa 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style-name="ce3" table:formula="of:=SUM([.G10:.I10])/3" office:value-type="float" office:value="55.6666666666667" calcext:value-type="float">
            <text:p>56</text:p>
          </table:table-cell>
          <table:table-cell office:value-type="string" calcext:value-type="string">
            <text:p>Teffa 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style-name="ce3" table:formula="of:=SUM([.L10:.N10])/3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vid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SUM([.B11:.D11])/3" office:value-type="float" office:value="83.3333333333333" calcext:value-type="float">
            <text:p>83</text:p>
          </table:table-cell>
          <table:table-cell office:value-type="string" calcext:value-type="string">
            <text:p>David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style-name="ce3" table:formula="of:=SUM([.G11:.I11])/3" office:value-type="float" office:value="78.3333333333333" calcext:value-type="float">
            <text:p>78</text:p>
          </table:table-cell>
          <table:table-cell office:value-type="string" calcext:value-type="string">
            <text:p>Davide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style-name="ce3" table:formula="of:=SUM([.L11:.N11])/3" office:value-type="float" office:value="81.6666666666667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bian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formula="of:=SUM([.B12:.D12])/3" office:value-type="float" office:value="76.3333333333333" calcext:value-type="float">
            <text:p>76</text:p>
          </table:table-cell>
          <table:table-cell office:value-type="string" calcext:value-type="string">
            <text:p>Fabian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style-name="ce3" table:formula="of:=SUM([.G12:.I12])/3" office:value-type="float" office:value="79.3333333333333" calcext:value-type="float">
            <text:p>79</text:p>
          </table:table-cell>
          <table:table-cell office:value-type="string" calcext:value-type="string">
            <text:p>Fabian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style-name="ce3" table:formula="of:=SUM([.L12:.N12])/3" office:value-type="float" office:value="78.6666666666667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io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formula="of:=SUM([.B13:.D13])/3" office:value-type="float" office:value="75" calcext:value-type="float">
            <text:p>75</text:p>
          </table:table-cell>
          <table:table-cell office:value-type="string" calcext:value-type="string">
            <text:p>Dario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3" table:formula="of:=SUM([.G13:.I13])/3" office:value-type="float" office:value="68.3333333333333" calcext:value-type="float">
            <text:p>68</text:p>
          </table:table-cell>
          <table:table-cell office:value-type="string" calcext:value-type="string">
            <text:p>Dario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style-name="ce3" table:formula="of:=SUM([.L13:.N13])/3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mine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SUM([.B14:.D14])/3" office:value-type="float" office:value="72.6666666666667" calcext:value-type="float">
            <text:p>73</text:p>
          </table:table-cell>
          <table:table-cell office:value-type="string" calcext:value-type="string">
            <text:p>Carmine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style-name="ce3" table:formula="of:=SUM([.G14:.I14])/3" office:value-type="float" office:value="68" calcext:value-type="float">
            <text:p>68</text:p>
          </table:table-cell>
          <table:table-cell office:value-type="string" calcext:value-type="string">
            <text:p>Carmin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3" table:formula="of:=SUM([.L14:.N14])/3" office:value-type="float" office:value="73.333333333333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a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SUM([.B15:.D15])/3" office:value-type="float" office:value="61.6666666666667" calcext:value-type="float">
            <text:p>62</text:p>
          </table:table-cell>
          <table:table-cell office:value-type="string" calcext:value-type="string">
            <text:p>Gian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style-name="ce3" table:formula="of:=SUM([.G15:.I15])/3" office:value-type="float" office:value="53.3333333333333" calcext:value-type="float">
            <text:p>53</text:p>
          </table:table-cell>
          <table:table-cell office:value-type="string" calcext:value-type="string">
            <text:p>Gian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style-name="ce3" table:formula="of:=SUM([.L15:.N15])/3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icas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B16:.D16])/3" office:value-type="float" office:value="68.3333333333333" calcext:value-type="float">
            <text:p>68</text:p>
          </table:table-cell>
          <table:table-cell office:value-type="string" calcext:value-type="string">
            <text:p>Danicas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3" table:formula="of:=SUM([.G16:.I16])/3" office:value-type="float" office:value="70" calcext:value-type="float">
            <text:p>70</text:p>
          </table:table-cell>
          <table:table-cell office:value-type="string" calcext:value-type="string">
            <text:p>Danicas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3" table:formula="of:=SUM([.L16:.N16])/3" office:value-type="float" office:value="78.3333333333333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bris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B17:.D17])/3" office:value-type="float" office:value="72" calcext:value-type="float">
            <text:p>72</text:p>
          </table:table-cell>
          <table:table-cell office:value-type="string" calcext:value-type="string">
            <text:p>Fabris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style-name="ce3" table:formula="of:=SUM([.G17:.I17])/3" office:value-type="float" office:value="74.3333333333333" calcext:value-type="float">
            <text:p>74</text:p>
          </table:table-cell>
          <table:table-cell office:value-type="string" calcext:value-type="string">
            <text:p>Fabris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style-name="ce3" table:formula="of:=SUM([.L17:.N17])/3" office:value-type="float" office:value="79.3333333333333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</text:p>
          </table:table-cell>
          <table:table-cell table:number-columns-repeated="3"/>
          <table:table-cell table:formula="of:=SUM([.B18:.D18])/3" office:value-type="float" office:value="0" calcext:value-type="float">
            <text:p>0</text:p>
          </table:table-cell>
          <table:table-cell office:value-type="string" calcext:value-type="string">
            <text:p>Ema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style-name="ce3" table:formula="of:=SUM([.G18:.I18])/3" office:value-type="float" office:value="73" calcext:value-type="float">
            <text:p>73</text:p>
          </table:table-cell>
          <table:table-cell office:value-type="string" calcext:value-type="string">
            <text:p>Ema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style-name="ce3" table:formula="of:=SUM([.L18:.N18])/3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se</text:p>
          </table:table-cell>
          <table:table-cell table:number-columns-repeated="3"/>
          <table:table-cell table:formula="of:=SUM([.B19:.D19])/3" office:value-type="float" office:value="0" calcext:value-type="float">
            <text:p>0</text:p>
          </table:table-cell>
          <table:table-cell office:value-type="string" calcext:value-type="string">
            <text:p>Jose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style-name="ce3" table:formula="of:=SUM([.G19:.I19])/3" office:value-type="float" office:value="57.6666666666667" calcext:value-type="float">
            <text:p>58</text:p>
          </table:table-cell>
          <table:table-cell office:value-type="string" calcext:value-type="string">
            <text:p>Jose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3" table:formula="of:=SUM([.L19:.N19])/3" office:value-type="float" office:value="63.333333333333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ne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formula="of:=SUM([.B20:.D20])/3" office:value-type="float" office:value="78.3333333333333" calcext:value-type="float">
            <text:p>78</text:p>
          </table:table-cell>
          <table:table-cell office:value-type="string" calcext:value-type="string">
            <text:p>Simone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3" table:formula="of:=SUM([.G20:.I20])/3" office:value-type="float" office:value="75" calcext:value-type="float">
            <text:p>75</text:p>
          </table:table-cell>
          <table:table-cell office:value-type="string" calcext:value-type="string">
            <text:p>Simone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style-name="ce3" table:formula="of:=SUM([.L20:.N20])/3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renzo 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SUM([.B21:.D21])/3" office:value-type="float" office:value="60" calcext:value-type="float">
            <text:p>60</text:p>
          </table:table-cell>
          <table:table-cell office:value-type="string" calcext:value-type="string">
            <text:p>Lorenzo 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style-name="ce3" table:formula="of:=SUM([.G21:.I21])/3" office:value-type="float" office:value="48.3333333333333" calcext:value-type="float">
            <text:p>48</text:p>
          </table:table-cell>
          <table:table-cell office:value-type="string" calcext:value-type="string">
            <text:p>Lorenzo 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3" table:formula="of:=SUM([.L21:.N21])/3" office:value-type="float" office:value="67.6666666666667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riele</text:p>
          </table:table-cell>
          <table:table-cell table:number-columns-repeated="3"/>
          <table:table-cell table:formula="of:=SUM([.B22:.D22])/3" office:value-type="float" office:value="0" calcext:value-type="float">
            <text:p>0</text:p>
          </table:table-cell>
          <table:table-cell office:value-type="string" calcext:value-type="string">
            <text:p>Gabriele</text:p>
          </table:table-cell>
          <table:table-cell table:number-columns-repeated="3" office:value-type="float" office:value="80" calcext:value-type="float">
            <text:p>80</text:p>
          </table:table-cell>
          <table:table-cell table:style-name="ce3" table:formula="of:=SUM([.G22:.I22])/3" office:value-type="float" office:value="80" calcext:value-type="float">
            <text:p>80</text:p>
          </table:table-cell>
          <table:table-cell office:value-type="string" calcext:value-type="string">
            <text:p>Gabriele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style-name="ce3" table:formula="of:=SUM([.L22:.N22])/3" office:value-type="float" office:value="82.6666666666667" calcext:value-type="float">
            <text:p>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eu</text:p>
          </table:table-cell>
          <table:table-cell table:number-columns-repeated="3"/>
          <table:table-cell table:formula="of:=SUM([.B23:.D23])/3" office:value-type="float" office:value="0" calcext:value-type="float">
            <text:p>0</text:p>
          </table:table-cell>
          <table:table-cell office:value-type="string" calcext:value-type="string">
            <text:p>Mereu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3" table:formula="of:=SUM([.G23:.I23])/3" office:value-type="float" office:value="78.3333333333333" calcext:value-type="float">
            <text:p>78</text:p>
          </table:table-cell>
          <table:table-cell office:value-type="string" calcext:value-type="string">
            <text:p>Mereu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style-name="ce3" table:formula="of:=SUM([.L23:.N23])/3" office:value-type="float" office:value="80.6666666666667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cca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B24:.D24])/3" office:value-type="float" office:value="70" calcext:value-type="float">
            <text:p>70</text:p>
          </table:table-cell>
          <table:table-cell office:value-type="string" calcext:value-type="string">
            <text:p>Jacca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style-name="ce3" table:formula="of:=SUM([.G24:.I24])/3" office:value-type="float" office:value="63.3333333333333" calcext:value-type="float">
            <text:p>63</text:p>
          </table:table-cell>
          <table:table-cell office:value-type="string" calcext:value-type="string">
            <text:p>Jacca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ce3" table:formula="of:=SUM([.L24:.N24])/3" office:value-type="float" office:value="68.3333333333333" calcext:value-type="float">
            <text:p>68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MEDIA TOTALE: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attica</text:p>
          </table:table-cell>
          <table:table-cell table:style-name="Default" office:value-type="string" calcext:value-type="string">
            <text:p>TO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un</text:p>
          </table:table-cell>
          <table:table-cell table:formula="of:=([.B5]+[.G5]+[.L5])/3" office:value-type="float" office:value="80" calcext:value-type="float">
            <text:p>80</text:p>
          </table:table-cell>
          <table:table-cell table:formula="of:=([.C5]+[.H5]+[.M5])/3" office:value-type="float" office:value="70" calcext:value-type="float">
            <text:p>70</text:p>
          </table:table-cell>
          <table:table-cell table:formula="of:=([.D5]+[.I5]+[.N5])/3" office:value-type="float" office:value="75" calcext:value-type="float">
            <text:p>75</text:p>
          </table:table-cell>
          <table:table-cell table:formula="of:=SUM([.B28:.D28])/3"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ber</text:p>
          </table:table-cell>
          <table:table-cell table:formula="of:=([.B6]+[.G6]+[.L6])/3" office:value-type="float" office:value="85.6666666666667" calcext:value-type="float">
            <text:p>85,6666666667</text:p>
          </table:table-cell>
          <table:table-cell table:formula="of:=([.C6]+[.H6]+[.M6])/3" office:value-type="float" office:value="73.3333333333333" calcext:value-type="float">
            <text:p>73,3333333333</text:p>
          </table:table-cell>
          <table:table-cell table:formula="of:=([.D6]+[.I6]+[.N6])/3" office:value-type="float" office:value="73.3333333333333" calcext:value-type="float">
            <text:p>73,3333333333</text:p>
          </table:table-cell>
          <table:table-cell table:formula="of:=SUM([.B29:.D29])/3" office:value-type="float" office:value="77.4444444444444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io</text:p>
          </table:table-cell>
          <table:table-cell table:formula="of:=([.B7]+[.G7]+[.L7])/3" office:value-type="float" office:value="36.6666666666667" calcext:value-type="float">
            <text:p>36,6666666667</text:p>
          </table:table-cell>
          <table:table-cell table:formula="of:=([.C7]+[.H7]+[.M7])/3" office:value-type="float" office:value="41.6666666666667" calcext:value-type="float">
            <text:p>41,6666666667</text:p>
          </table:table-cell>
          <table:table-cell table:formula="of:=([.D7]+[.I7]+[.N7])/3" office:value-type="float" office:value="55" calcext:value-type="float">
            <text:p>55</text:p>
          </table:table-cell>
          <table:table-cell table:formula="of:=SUM([.B30:.D30])/3" office:value-type="float" office:value="44.4444444444444" calcext:value-type="float">
            <text:p>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ki</text:p>
          </table:table-cell>
          <table:table-cell table:formula="of:=([.B8]+[.G8]+[.L8])/3" office:value-type="float" office:value="58.3333333333333" calcext:value-type="float">
            <text:p>58,3333333333</text:p>
          </table:table-cell>
          <table:table-cell table:formula="of:=([.C8]+[.H8]+[.M8])/3" office:value-type="float" office:value="77.3333333333333" calcext:value-type="float">
            <text:p>77,3333333333</text:p>
          </table:table-cell>
          <table:table-cell table:formula="of:=([.D8]+[.I8]+[.N8])/3" office:value-type="float" office:value="74.6666666666667" calcext:value-type="float">
            <text:p>74,6666666667</text:p>
          </table:table-cell>
          <table:table-cell table:formula="of:=SUM([.B31:.D31])/3" office:value-type="float" office:value="70.1111111111111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olo</text:p>
          </table:table-cell>
          <table:table-cell table:formula="of:=([.B9]+[.G9]+[.L9])/3" office:value-type="float" office:value="70" calcext:value-type="float">
            <text:p>70</text:p>
          </table:table-cell>
          <table:table-cell table:formula="of:=([.C9]+[.H9]+[.M9])/3" office:value-type="float" office:value="75.3333333333333" calcext:value-type="float">
            <text:p>75,3333333333</text:p>
          </table:table-cell>
          <table:table-cell table:formula="of:=([.D9]+[.I9]+[.N9])/3" office:value-type="float" office:value="70" calcext:value-type="float">
            <text:p>70</text:p>
          </table:table-cell>
          <table:table-cell table:formula="of:=SUM([.B32:.D32])/3" office:value-type="float" office:value="71.7777777777778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ffa </text:p>
          </table:table-cell>
          <table:table-cell table:formula="of:=([.B10]+[.G10]+[.L10])/3" office:value-type="float" office:value="49.3333333333333" calcext:value-type="float">
            <text:p>49,3333333333</text:p>
          </table:table-cell>
          <table:table-cell table:formula="of:=([.C10]+[.H10]+[.M10])/3" office:value-type="float" office:value="60.6666666666667" calcext:value-type="float">
            <text:p>60,6666666667</text:p>
          </table:table-cell>
          <table:table-cell table:formula="of:=([.D10]+[.I10]+[.N10])/3" office:value-type="float" office:value="64.3333333333333" calcext:value-type="float">
            <text:p>64,3333333333</text:p>
          </table:table-cell>
          <table:table-cell table:formula="of:=SUM([.B33:.D33])/3" office:value-type="float" office:value="58.1111111111111" calcext:value-type="float">
            <text:p>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vide</text:p>
          </table:table-cell>
          <table:table-cell table:formula="of:=([.B11]+[.G11]+[.L11])/3" office:value-type="float" office:value="80" calcext:value-type="float">
            <text:p>80</text:p>
          </table:table-cell>
          <table:table-cell table:formula="of:=([.C11]+[.H11]+[.M11])/3" office:value-type="float" office:value="83.3333333333333" calcext:value-type="float">
            <text:p>83,3333333333</text:p>
          </table:table-cell>
          <table:table-cell table:formula="of:=([.D11]+[.I11]+[.N11])/3" office:value-type="float" office:value="80" calcext:value-type="float">
            <text:p>80</text:p>
          </table:table-cell>
          <table:table-cell table:formula="of:=SUM([.B34:.D34])/3" office:value-type="float" office:value="81.111111111111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bian</text:p>
          </table:table-cell>
          <table:table-cell table:formula="of:=([.B12]+[.G12]+[.L12])/3" office:value-type="float" office:value="85" calcext:value-type="float">
            <text:p>85</text:p>
          </table:table-cell>
          <table:table-cell table:formula="of:=([.C12]+[.H12]+[.M12])/3" office:value-type="float" office:value="71.6666666666667" calcext:value-type="float">
            <text:p>71,6666666667</text:p>
          </table:table-cell>
          <table:table-cell table:formula="of:=([.D12]+[.I12]+[.N12])/3" office:value-type="float" office:value="77.6666666666667" calcext:value-type="float">
            <text:p>77,6666666667</text:p>
          </table:table-cell>
          <table:table-cell table:formula="of:=SUM([.B35:.D35])/3" office:value-type="float" office:value="78.1111111111111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rio</text:p>
          </table:table-cell>
          <table:table-cell table:formula="of:=([.B13]+[.G13]+[.L13])/3" office:value-type="float" office:value="89.3333333333333" calcext:value-type="float">
            <text:p>89,3333333333</text:p>
          </table:table-cell>
          <table:table-cell table:formula="of:=([.C13]+[.H13]+[.M13])/3" office:value-type="float" office:value="60" calcext:value-type="float">
            <text:p>60</text:p>
          </table:table-cell>
          <table:table-cell table:formula="of:=([.D13]+[.I13]+[.N13])/3" office:value-type="float" office:value="70" calcext:value-type="float">
            <text:p>70</text:p>
          </table:table-cell>
          <table:table-cell table:formula="of:=SUM([.B36:.D36])/3" office:value-type="float" office:value="73.1111111111111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rmine</text:p>
          </table:table-cell>
          <table:table-cell table:formula="of:=([.B14]+[.G14]+[.L14])/3" office:value-type="float" office:value="64.3333333333333" calcext:value-type="float">
            <text:p>64,3333333333</text:p>
          </table:table-cell>
          <table:table-cell table:formula="of:=([.C14]+[.H14]+[.M14])/3" office:value-type="float" office:value="75" calcext:value-type="float">
            <text:p>75</text:p>
          </table:table-cell>
          <table:table-cell table:formula="of:=([.D14]+[.I14]+[.N14])/3" office:value-type="float" office:value="74.6666666666667" calcext:value-type="float">
            <text:p>74,6666666667</text:p>
          </table:table-cell>
          <table:table-cell table:formula="of:=SUM([.B37:.D37])/3" office:value-type="float" office:value="71.3333333333333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ian</text:p>
          </table:table-cell>
          <table:table-cell table:formula="of:=([.B15]+[.G15]+[.L15])/3" office:value-type="float" office:value="51.6666666666667" calcext:value-type="float">
            <text:p>51,6666666667</text:p>
          </table:table-cell>
          <table:table-cell table:formula="of:=([.C15]+[.H15]+[.M15])/3" office:value-type="float" office:value="63.3333333333333" calcext:value-type="float">
            <text:p>63,3333333333</text:p>
          </table:table-cell>
          <table:table-cell table:formula="of:=([.D15]+[.I15]+[.N15])/3" office:value-type="float" office:value="60" calcext:value-type="float">
            <text:p>60</text:p>
          </table:table-cell>
          <table:table-cell table:formula="of:=SUM([.B38:.D38])/3" office:value-type="float" office:value="58.3333333333333" calcext:value-type="float">
            <text:p>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nicas</text:p>
          </table:table-cell>
          <table:table-cell table:formula="of:=([.B16]+[.G16]+[.L16])/3" office:value-type="float" office:value="65" calcext:value-type="float">
            <text:p>65</text:p>
          </table:table-cell>
          <table:table-cell table:formula="of:=([.C16]+[.H16]+[.M16])/3" office:value-type="float" office:value="75" calcext:value-type="float">
            <text:p>75</text:p>
          </table:table-cell>
          <table:table-cell table:formula="of:=([.D16]+[.I16]+[.N16])/3" office:value-type="float" office:value="76.6666666666667" calcext:value-type="float">
            <text:p>76,6666666667</text:p>
          </table:table-cell>
          <table:table-cell table:formula="of:=SUM([.B39:.D39])/3" office:value-type="float" office:value="72.222222222222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bris</text:p>
          </table:table-cell>
          <table:table-cell table:formula="of:=([.B17]+[.G17]+[.L17])/3" office:value-type="float" office:value="81.3333333333333" calcext:value-type="float">
            <text:p>81,3333333333</text:p>
          </table:table-cell>
          <table:table-cell table:formula="of:=([.C17]+[.H17]+[.M17])/3" office:value-type="float" office:value="76" calcext:value-type="float">
            <text:p>76</text:p>
          </table:table-cell>
          <table:table-cell table:formula="of:=([.D17]+[.I17]+[.N17])/3" office:value-type="float" office:value="68.3333333333333" calcext:value-type="float">
            <text:p>68,3333333333</text:p>
          </table:table-cell>
          <table:table-cell table:formula="of:=SUM([.B40:.D40])/3" office:value-type="float" office:value="75.2222222222222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ma</text:p>
          </table:table-cell>
          <table:table-cell table:formula="of:=([.G18]+[.L18])/2" office:value-type="float" office:value="71.5" calcext:value-type="float">
            <text:p>71,5</text:p>
          </table:table-cell>
          <table:table-cell table:formula="of:=([.H18]+[.M18])/2" office:value-type="float" office:value="80.5" calcext:value-type="float">
            <text:p>80,5</text:p>
          </table:table-cell>
          <table:table-cell table:formula="of:=([.I18]+[.N18])/2" office:value-type="float" office:value="77.5" calcext:value-type="float">
            <text:p>77,5</text:p>
          </table:table-cell>
          <table:table-cell table:formula="of:=SUM([.B41:.D41])/3" office:value-type="float" office:value="76.5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ose</text:p>
          </table:table-cell>
          <table:table-cell table:formula="of:=([.G19]+[.L19])/2" office:value-type="float" office:value="63.5" calcext:value-type="float">
            <text:p>63,5</text:p>
          </table:table-cell>
          <table:table-cell table:formula="of:=([.H19]+[.M19])/2" office:value-type="float" office:value="65" calcext:value-type="float">
            <text:p>65</text:p>
          </table:table-cell>
          <table:table-cell table:formula="of:=([.I19]+[.N19])/2" office:value-type="float" office:value="53" calcext:value-type="float">
            <text:p>53</text:p>
          </table:table-cell>
          <table:table-cell table:formula="of:=SUM([.B42:.D42])/3" office:value-type="float" office:value="60.5" calcext:value-type="float">
            <text:p>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mone</text:p>
          </table:table-cell>
          <table:table-cell table:formula="of:=([.B20]+[.G20]+[.L20])/3" office:value-type="float" office:value="69.6666666666667" calcext:value-type="float">
            <text:p>69,6666666667</text:p>
          </table:table-cell>
          <table:table-cell table:formula="of:=([.C20]+[.H20]+[.M20])/3" office:value-type="float" office:value="89" calcext:value-type="float">
            <text:p>89</text:p>
          </table:table-cell>
          <table:table-cell table:formula="of:=([.D20]+[.I20]+[.N20])/3" office:value-type="float" office:value="71.6666666666667" calcext:value-type="float">
            <text:p>71,6666666667</text:p>
          </table:table-cell>
          <table:table-cell table:formula="of:=SUM([.B43:.D43])/3" office:value-type="float" office:value="76.7777777777778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orenzo </text:p>
          </table:table-cell>
          <table:table-cell table:formula="of:=([.B21]+[.G21]+[.L21])/3" office:value-type="float" office:value="76" calcext:value-type="float">
            <text:p>76</text:p>
          </table:table-cell>
          <table:table-cell table:formula="of:=([.C21]+[.H21]+[.M21])/3" office:value-type="float" office:value="54" calcext:value-type="float">
            <text:p>54</text:p>
          </table:table-cell>
          <table:table-cell table:formula="of:=([.D21]+[.I21]+[.N21])/3" office:value-type="float" office:value="46" calcext:value-type="float">
            <text:p>46</text:p>
          </table:table-cell>
          <table:table-cell table:formula="of:=SUM([.B44:.D44])/3" office:value-type="float" office:value="58.6666666666667" calcext:value-type="float">
            <text:p>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briele</text:p>
          </table:table-cell>
          <table:table-cell table:formula="of:=([.G22]+[.L22])/2" office:value-type="float" office:value="83" calcext:value-type="float">
            <text:p>83</text:p>
          </table:table-cell>
          <table:table-cell table:formula="of:=([.H22]+[.M22])/2" office:value-type="float" office:value="81" calcext:value-type="float">
            <text:p>81</text:p>
          </table:table-cell>
          <table:table-cell table:formula="of:=([.I22]+[.N22])/2" office:value-type="float" office:value="80" calcext:value-type="float">
            <text:p>80</text:p>
          </table:table-cell>
          <table:table-cell table:formula="of:=SUM([.B45:.D45])/3" office:value-type="float" office:value="81.3333333333333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reu</text:p>
          </table:table-cell>
          <table:table-cell table:formula="of:=([.G23]+[.L23])/2" office:value-type="float" office:value="74" calcext:value-type="float">
            <text:p>74</text:p>
          </table:table-cell>
          <table:table-cell table:formula="of:=([.H23]+[.M23])/2" office:value-type="float" office:value="88" calcext:value-type="float">
            <text:p>88</text:p>
          </table:table-cell>
          <table:table-cell table:formula="of:=([.I23]+[.N23])/2" office:value-type="float" office:value="76.5" calcext:value-type="float">
            <text:p>76,5</text:p>
          </table:table-cell>
          <table:table-cell table:formula="of:=SUM([.B46:.D46])/3" office:value-type="float" office:value="79.5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cca</text:p>
          </table:table-cell>
          <table:table-cell table:formula="of:=([.B24]+[.G24]+[.L24])/3" office:value-type="float" office:value="81.3333333333333" calcext:value-type="float">
            <text:p>81,3333333333</text:p>
          </table:table-cell>
          <table:table-cell table:formula="of:=([.C24]+[.H24]+[.M24])/3" office:value-type="float" office:value="67" calcext:value-type="float">
            <text:p>67</text:p>
          </table:table-cell>
          <table:table-cell table:formula="of:=([.D24]+[.I24]+[.N24])/3" office:value-type="float" office:value="53.3333333333333" calcext:value-type="float">
            <text:p>53,3333333333</text:p>
          </table:table-cell>
          <table:table-cell table:formula="of:=SUM([.B47:.D47])/3" office:value-type="float" office:value="67.2222222222222" calcext:value-type="float">
            <text:p>67</text:p>
          </table:table-cell>
          <table:table-cell table:number-columns-repeated="16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MEDIA TOTALE:</text:p>
          </table:table-cell>
          <table:table-cell office:value-type="string" calcext:value-type="string">
            <text:p>Corsa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attica A</text:p>
          </table:table-cell>
          <table:table-cell table:style-name="Default" office:value-type="string" calcext:value-type="string">
            <text:p>Tattica 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clas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un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Default" office:value-type="float" office:value="75" calcext:value-type="float">
            <text:p>75</text:p>
          </table:table-cell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er</text:p>
          </table:table-cell>
          <table:table-cell table:style-name="ce1" office:value-type="float" office:value="85.6666666666667" calcext:value-type="float">
            <text:p>86</text:p>
          </table:table-cell>
          <table:table-cell table:number-columns-repeated="2" table:style-name="ce1" office:value-type="float" office:value="73.3333333333333" calcext:value-type="float">
            <text:p>73</text:p>
          </table:table-cell>
          <table:table-cell table:style-name="Default" office:value-type="float" office:value="75" calcext:value-type="float">
            <text:p>75</text:p>
          </table:table-cell>
          <table:table-cell table:style-name="ce3" office:value-type="float" office:value="77.4444444444444" calcext:value-type="float">
            <text:p>77</text:p>
          </table:table-cell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o</text:p>
          </table:table-cell>
          <table:table-cell table:style-name="ce1" office:value-type="float" office:value="36.6666666666667" calcext:value-type="float">
            <text:p>37</text:p>
          </table:table-cell>
          <table:table-cell table:style-name="ce1" office:value-type="float" office:value="41.6666666666667" calcext:value-type="float">
            <text:p>42</text:p>
          </table:table-cell>
          <table:table-cell table:style-name="ce1" office:value-type="float" office:value="55" calcext:value-type="float">
            <text:p>55</text:p>
          </table:table-cell>
          <table:table-cell table:style-name="Default" office:value-type="float" office:value="60" calcext:value-type="float">
            <text:p>60</text:p>
          </table:table-cell>
          <table:table-cell table:style-name="ce3" office:value-type="float" office:value="44.4444444444444" calcext:value-type="float">
            <text:p>44</text:p>
          </table:table-cell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ki</text:p>
          </table:table-cell>
          <table:table-cell table:style-name="ce1" office:value-type="float" office:value="58.3333333333333" calcext:value-type="float">
            <text:p>58</text:p>
          </table:table-cell>
          <table:table-cell table:style-name="ce1" office:value-type="float" office:value="77.3333333333333" calcext:value-type="float">
            <text:p>77</text:p>
          </table:table-cell>
          <table:table-cell table:style-name="ce1" office:value-type="float" office:value="74.6666666666667" calcext:value-type="float">
            <text:p>75</text:p>
          </table:table-cell>
          <table:table-cell table:style-name="Default" office:value-type="float" office:value="70" calcext:value-type="float">
            <text:p>70</text:p>
          </table:table-cell>
          <table:table-cell table:style-name="ce3" office:value-type="float" office:value="70.1111111111111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olo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.3333333333333" calcext:value-type="float">
            <text:p>75</text:p>
          </table:table-cell>
          <table:table-cell table:style-name="ce1" office:value-type="float" office:value="70" calcext:value-type="float">
            <text:p>70</text:p>
          </table:table-cell>
          <table:table-cell table:style-name="Default" office:value-type="float" office:value="70" calcext:value-type="float">
            <text:p>70</text:p>
          </table:table-cell>
          <table:table-cell table:style-name="ce3" office:value-type="float" office:value="71.7777777777778" calcext:value-type="float">
            <text:p>72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ffa </text:p>
          </table:table-cell>
          <table:table-cell table:style-name="ce1" office:value-type="float" office:value="49.3333333333333" calcext:value-type="float">
            <text:p>49</text:p>
          </table:table-cell>
          <table:table-cell table:style-name="ce1" office:value-type="float" office:value="60.6666666666667" calcext:value-type="float">
            <text:p>61</text:p>
          </table:table-cell>
          <table:table-cell table:style-name="ce1" office:value-type="float" office:value="64.3333333333333" calcext:value-type="float">
            <text:p>64</text:p>
          </table:table-cell>
          <table:table-cell table:style-name="Default" office:value-type="float" office:value="80" calcext:value-type="float">
            <text:p>80</text:p>
          </table:table-cell>
          <table:table-cell table:style-name="ce3" office:value-type="float" office:value="58.1111111111111" calcext:value-type="float">
            <text:p>58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David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3.3333333333333" calcext:value-type="float">
            <text:p>83</text:p>
          </table:table-cell>
          <table:table-cell table:style-name="ce1" office:value-type="float" office:value="80" calcext:value-type="float">
            <text:p>80</text:p>
          </table:table-cell>
          <table:table-cell table:style-name="Default" office:value-type="float" office:value="75" calcext:value-type="float">
            <text:p>75</text:p>
          </table:table-cell>
          <table:table-cell table:style-name="ce3" office:value-type="float" office:value="81.1111111111111" calcext:value-type="float">
            <text:p>81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Fabian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1.6666666666667" calcext:value-type="float">
            <text:p>72</text:p>
          </table:table-cell>
          <table:table-cell table:style-name="ce1" office:value-type="float" office:value="77.6666666666667" calcext:value-type="float">
            <text:p>78</text:p>
          </table:table-cell>
          <table:table-cell table:style-name="Default" office:value-type="float" office:value="75" calcext:value-type="float">
            <text:p>75</text:p>
          </table:table-cell>
          <table:table-cell table:style-name="ce3" office:value-type="float" office:value="78.1111111111111" calcext:value-type="float">
            <text:p>78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Dario</text:p>
          </table:table-cell>
          <table:table-cell table:style-name="ce1" office:value-type="float" office:value="89.3333333333333" calcext:value-type="float">
            <text:p>8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Default" office:value-type="float" office:value="70" calcext:value-type="float">
            <text:p>70</text:p>
          </table:table-cell>
          <table:table-cell table:style-name="ce3" office:value-type="float" office:value="73.1111111111111" calcext:value-type="float">
            <text:p>73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4"/>
        </table:table-row>
        <table:table-row table:style-name="ro1">
          <table:table-cell office:value-type="string" calcext:value-type="string">
            <text:p>Carmine</text:p>
          </table:table-cell>
          <table:table-cell table:style-name="ce1" office:value-type="float" office:value="64.3333333333333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4.6666666666667" calcext:value-type="float">
            <text:p>75</text:p>
          </table:table-cell>
          <table:table-cell table:style-name="Default" office:value-type="float" office:value="65" calcext:value-type="float">
            <text:p>65</text:p>
          </table:table-cell>
          <table:table-cell table:style-name="ce3" office:value-type="float" office:value="71.3333333333333" calcext:value-type="float">
            <text:p>71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an</text:p>
          </table:table-cell>
          <table:table-cell table:style-name="ce1" office:value-type="float" office:value="51.6666666666667" calcext:value-type="float">
            <text:p>52</text:p>
          </table:table-cell>
          <table:table-cell table:style-name="ce1" office:value-type="float" office:value="63.3333333333333" calcext:value-type="float">
            <text:p>63</text:p>
          </table:table-cell>
          <table:table-cell table:style-name="ce1" office:value-type="float" office:value="60" calcext:value-type="float">
            <text:p>60</text:p>
          </table:table-cell>
          <table:table-cell table:style-name="Default" office:value-type="float" office:value="65" calcext:value-type="float">
            <text:p>65</text:p>
          </table:table-cell>
          <table:table-cell table:style-name="ce3" office:value-type="float" office:value="58.3333333333333" calcext:value-type="float">
            <text:p>58</text:p>
          </table:table-cell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nicas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.6666666666667" calcext:value-type="float">
            <text:p>77</text:p>
          </table:table-cell>
          <table:table-cell table:style-name="Default" office:value-type="float" office:value="70" calcext:value-type="float">
            <text:p>70</text:p>
          </table:table-cell>
          <table:table-cell table:style-name="ce3" office:value-type="float" office:value="72.2222222222222" calcext:value-type="float">
            <text:p>72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bris</text:p>
          </table:table-cell>
          <table:table-cell table:style-name="ce1" office:value-type="float" office:value="81.3333333333333" calcext:value-type="float">
            <text:p>8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8.3333333333333" calcext:value-type="float">
            <text:p>68</text:p>
          </table:table-cell>
          <table:table-cell table:style-name="Default" office:value-type="float" office:value="70" calcext:value-type="float">
            <text:p>70</text:p>
          </table:table-cell>
          <table:table-cell table:style-name="ce3" office:value-type="float" office:value="75.2222222222222" calcext:value-type="float">
            <text:p>75</text:p>
          </table:table-cell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a</text:p>
          </table:table-cell>
          <table:table-cell table:style-name="ce1" office:value-type="float" office:value="71.5" calcext:value-type="float">
            <text:p>72</text:p>
          </table:table-cell>
          <table:table-cell table:style-name="ce1" office:value-type="float" office:value="80.5" calcext:value-type="float">
            <text:p>81</text:p>
          </table:table-cell>
          <table:table-cell table:style-name="ce1" office:value-type="float" office:value="77.5" calcext:value-type="float">
            <text:p>78</text:p>
          </table:table-cell>
          <table:table-cell table:style-name="Default" office:value-type="float" office:value="70" calcext:value-type="float">
            <text:p>70</text:p>
          </table:table-cell>
          <table:table-cell table:style-name="ce3" office:value-type="float" office:value="76.5" calcext:value-type="float">
            <text:p>77</text:p>
          </table:table-cell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se</text:p>
          </table:table-cell>
          <table:table-cell table:style-name="ce1" office:value-type="float" office:value="63.5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3" calcext:value-type="float">
            <text:p>53</text:p>
          </table:table-cell>
          <table:table-cell table:style-name="Default" office:value-type="float" office:value="60" calcext:value-type="float">
            <text:p>60</text:p>
          </table:table-cell>
          <table:table-cell table:style-name="ce3" office:value-type="float" office:value="60.5" calcext:value-type="float">
            <text:p>61</text:p>
          </table:table-cell>
          <table:table-cell office:value-type="string" calcext:value-type="string">
            <text:p>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one</text:p>
          </table:table-cell>
          <table:table-cell table:style-name="ce1" office:value-type="float" office:value="69.6666666666667" calcext:value-type="float">
            <text:p>7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1.6666666666667" calcext:value-type="float">
            <text:p>72</text:p>
          </table:table-cell>
          <table:table-cell table:style-name="Default" office:value-type="float" office:value="60" calcext:value-type="float">
            <text:p>60</text:p>
          </table:table-cell>
          <table:table-cell table:style-name="ce3" office:value-type="float" office:value="76.7777777777778" calcext:value-type="float">
            <text:p>77</text:p>
          </table:table-cell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renzo 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6" calcext:value-type="float">
            <text:p>46</text:p>
          </table:table-cell>
          <table:table-cell table:style-name="Default" office:value-type="float" office:value="60" calcext:value-type="float">
            <text:p>60</text:p>
          </table:table-cell>
          <table:table-cell table:style-name="ce3" office:value-type="float" office:value="58.6666666666667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briel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Default"/>
          <table:table-cell table:style-name="ce3" office:value-type="float" office:value="81.3333333333333" calcext:value-type="float">
            <text:p>81</text:p>
          </table:table-cell>
          <table:table-cell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reu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6.5" calcext:value-type="float">
            <text:p>77</text:p>
          </table:table-cell>
          <table:table-cell table:style-name="Default"/>
          <table:table-cell table:style-name="ce3" office:value-type="float" office:value="79.5" calcext:value-type="float">
            <text:p>80</text:p>
          </table:table-cell>
          <table:table-cell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cca</text:p>
          </table:table-cell>
          <table:table-cell table:style-name="ce1" office:value-type="float" office:value="81.3333333333333" calcext:value-type="float">
            <text:p>8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3.3333333333333" calcext:value-type="float">
            <text:p>53</text:p>
          </table:table-cell>
          <table:table-cell table:style-name="Default"/>
          <table:table-cell table:style-name="ce3" office:value-type="float" office:value="67.2222222222222" calcext:value-type="float">
            <text:p>67</text:p>
          </table:table-cell>
          <table:table-cell office:value-type="string" calcext:value-type="string">
            <text:p>D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4:36:36.00347220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0:27:04.427322125</meta:creation-date>
    <dc:date>2018-03-12T18:08:14.913886841</dc:date>
    <meta:editing-duration>PT9H24M27S</meta:editing-duration>
    <meta:editing-cycles>11</meta:editing-cycles>
    <meta:generator>LibreOffice/4.2.8.2$Linux_X86_64 LibreOffice_project/420m0$Build-2</meta:generator>
    <meta:document-statistic meta:table-count="1" meta:cell-count="552" meta:object-count="0"/>
  </office:meta>
</office:document-meta>
</file>